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estResultsOfSimpleSetup" style:family="table">
      <style:table-properties style:width="6.2847in" table:align="left" style:may-break-between-rows="false"/>
    </style:style>
    <style:style style:name="TestResultsOfSimpleSetup.A" style:family="table-column">
      <style:table-column-properties style:column-width="0.6292in"/>
    </style:style>
    <style:style style:name="TestResultsOfSimpleSetup.B" style:family="table-column">
      <style:table-column-properties style:column-width="0.6299in"/>
    </style:style>
    <style:style style:name="TestResultsOfSimpleSetup.J" style:family="table-column">
      <style:table-column-properties style:column-width="0.6194in"/>
    </style:style>
    <style:style style:name="TestResultsOfSimpleSetup.A1" style:family="table-cell">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B1" style:family="table-cell" style:data-style-name="N0">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J1" style:family="table-cell" style:data-style-name="N0">
      <style:table-cell-properties fo:background-color="#ffffff" fo:padding="0.0382in" fo:border="0.0139in solid #000000">
        <style:background-image/>
      </style:table-cell-properties>
    </style:style>
    <style:style style:name="TestResultsOfSimpleSetup.A2" style:family="table-cell">
      <style:table-cell-properties fo:background-color="#ffffff" fo:padding="0.0382in" fo:border-left="0.0139in solid #000000" fo:border-right="none" fo:border-top="none" fo:border-bottom="0.0139in solid #000000">
        <style:background-image/>
      </style:table-cell-properties>
    </style:style>
    <style:style style:name="TestResultsOfSimpleSetup.B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estResultsOfSimpleSetup.E3" style:family="table-cell">
      <style:table-cell-properties fo:background-color="#e6e6e6" fo:padding="0.0382in" fo:border-left="0.0007in solid #000000" fo:border-right="none" fo:border-top="none" fo:border-bottom="0.0007in solid #000000">
        <style:background-image/>
      </style:table-cell-properties>
    </style:style>
    <style:style style:name="TestResultsOfSimpleSetup.J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estResultsOfSimpleSetup.J7"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break-before="page"/>
    </style:style>
    <style:style style:name="P2" style:family="paragraph" style:parent-style-name="Text_20_body">
      <style:text-properties style:font-name="Courier 10 Pitch" fo:font-size="10pt" style:font-size-asian="10pt" style:font-size-complex="10pt"/>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margin-top="0.1665in" fo:margin-bottom="0.0835in"/>
    </style:style>
    <style:style style:name="P5" style:family="paragraph" style:parent-style-name="Table_20_Contents">
      <style:paragraph-properties fo:text-align="center" style:justify-single-word="fals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Table_20_Heading" style:master-page-name="">
      <style:paragraph-properties style:page-number="auto" fo:keep-with-next="alway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Text_20_body" style:list-style-name="List_20_1"/>
    <style:style style:name="P11" style:family="paragraph" style:parent-style-name="Text_20_body">
      <style:text-properties style:font-name="Times New Roman" fo:font-size="12pt" style:font-size-asian="12pt" style:font-size-complex="12pt"/>
    </style:style>
    <style:style style:name="P12" style:family="paragraph" style:parent-style-name="Text_20_body" style:list-style-name="L1"/>
    <style:style style:name="P13" style:family="paragraph" style:parent-style-name="Heading_20_2" style:list-style-name="Numbering_20_1">
      <style:paragraph-properties fo:margin-top="0.1665in" fo:margin-bottom="0.0835in" fo:keep-with-next="always"/>
    </style:style>
    <style:style style:name="P14" style:family="paragraph" style:parent-style-name="Heading_20_2" style:master-page-name="">
      <style:paragraph-properties fo:margin-top="0.1665in" fo:margin-bottom="0.0835in" style:page-number="auto" fo:background-color="transparent" style:shadow="none" fo:keep-with-next="always">
        <style:tab-stops/>
        <style:background-image/>
      </style:paragraph-properties>
    </style:style>
    <style:style style:name="P15" style:family="paragraph" style:parent-style-name="Heading_20_2" style:list-style-name="Numbering_20_1" style:master-page-name="">
      <style:paragraph-properties fo:margin-top="0.1665in" fo:margin-bottom="0.0835in" style:page-number="auto" fo:background-color="transparent" style:shadow="none" fo:keep-with-next="always">
        <style:tab-stops/>
        <style:background-image/>
      </style:paragraph-properties>
    </style:style>
    <style:style style:name="P16" style:family="paragraph" style:parent-style-name="Heading_20_1" style:list-style-name=""/>
    <style:style style:name="P17" style:family="paragraph" style:parent-style-name="Heading_20_1" style:list-style-name="Numbering_20_1">
      <style:paragraph-properties style:shadow="none"/>
    </style:style>
    <style:style style:name="P18" style:family="paragraph" style:parent-style-name="Heading_20_1" style:list-style-name="Numbering_20_1">
      <style:paragraph-properties fo:break-before="page"/>
    </style:style>
    <style:style style:name="P19" style:family="paragraph" style:parent-style-name="Heading_20_3" style:list-style-name="Numbering_20_1"/>
    <style:style style:name="T1" style:family="text">
      <style:text-properties fo:font-style="italic" style:font-style-asian="italic" style:font-style-complex="italic"/>
    </style:style>
    <style:style style:name="T2"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3" style:family="text">
      <style:text-properties style:font-name="Arial"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4" style:family="text">
      <style:text-properties style:font-name="Times New Roman" fo:font-size="12pt" fo:font-style="italic" fo:font-weight="bold" style:font-name-asian="DejaVu Sans" style:font-size-asian="12pt" style:font-style-asian="italic" style:font-weight-asian="normal" style:font-name-complex="DejaVu Sans" style:font-size-complex="12pt" style:font-style-complex="italic" style:font-weight-complex="normal"/>
    </style:style>
    <style:style style:name="T5" style:family="text">
      <style:text-properties style:font-name="Arial1" fo:font-size="14pt" fo:font-style="italic" fo:font-weight="bold" style:font-name-asian="DejaVu Sans" style:font-size-asian="12.25pt" style:font-style-asian="italic" style:font-weight-asian="normal" style:font-name-complex="DejaVu Sans" style:font-size-complex="14pt" style:font-style-complex="italic" style:font-weight-complex="normal"/>
    </style:style>
    <style:style style:name="T6" style:family="text">
      <style:text-properties style:font-name="Arial1"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text:s/>Introduction<text:tab/>2</text:p>
          <text:p text:style-name="P6"><text:s/>2. <text:s/>MongoDB<text:tab/>3</text:p>
          <text:p text:style-name="P7"><text:s/>2.1. <text:s/>Executables <text:tab/>3</text:p>
          <text:p text:style-name="P7"><text:s/>2.2. A Simple MongoDB Setup<text:tab/>3</text:p>
          <text:p text:style-name="P7"><text:s/>2.3. Redundancy and Fail-over<text:tab/>3</text:p>
          <text:p text:style-name="P7"><text:s/>2.4. Indexes<text:tab/>4</text:p>
          <text:p text:style-name="P7"><text:s/>2.5. Sharding<text:tab/>4</text:p>
          <text:p text:style-name="P7"><text:s/>2.6. Sharded MongoDB Setup Example<text:tab/>4</text:p>
          <text:p text:style-name="P6"><text:s/>3. <text:s/>Samson<text:tab/>5</text:p>
          <text:p text:style-name="P7"><text:s/>3.1. Samson modules to extend functionality<text:tab/>5</text:p>
          <text:p text:style-name="P9"><text:s/>3.1.1 XML parser for Arcanum input data<text:tab/>5</text:p>
          <text:p text:style-name="P9"><text:s/>3.1.2 MongoDB connection<text:tab/>5</text:p>
          <text:p text:style-name="P6"><text:s/>4. <text:s/>Passive Location Pilot<text:tab/>6</text:p>
          <text:p text:style-name="P7"><text:s/>4.1. MongoDB Setup<text:tab/>6</text:p>
          <text:p text:style-name="P7"><text:s/>4.2. Samson setup<text:tab/>6</text:p>
          <text:p text:style-name="P7"><text:s/>4.3. Arcanum input for Samson<text:tab/>6</text:p>
          <text:p text:style-name="P7"><text:s/>4.4. Expected outcome<text:tab/>6</text:p>
          <text:p text:style-name="P6"><text:s/>5. <text:s/>Test Results<text:tab/>7</text:p>
          <text:p text:style-name="P7"><text:s/>5.1. A first insert and lookup stress test in a single MongoDB node<text:tab/>7</text:p>
          <text:p text:style-name="P7"><text:s/>5.2. Test results for Samson/MongoDB integration<text:tab/>8</text:p>
          <text:p text:style-name="P6"><text:s/>6. <text:s/>Conclusions<text:tab/>9</text:p>
          <text:p text:style-name="P6"><text:s/>7. <text:s/>Remarks<text:tab/>10</text:p>
        </text:index-body>
      </text:table-of-content>
      <text:h text:style-name="P16" text:outline-level="1"/>
      <text:p text:style-name="P1"/>
      <text:list xml:id="list185019628" text:style-name="Numbering_20_1">
        <text:list-item>
          <text:h text:style-name="P17" text:outline-level="1"><text:s/>Introduction</text:h>
        </text:list-item>
      </text:list>
      <text:p text:style-name="Text_20_body">Samson is a batch and streaming platform for BigData, not an external storage solution, like Cassandra or any other NoSQL database.</text:p>
      <text:p text:style-name="Text_20_body">Though, in the intent to make Samson a stand-alone product, there is a need for a means to store data, both for incoming data and for the results obtained, and also a mechanism to query this data.</text:p>
      <text:p text:style-name="Text_20_body">The Samson team has researched a number of different external data storage solutions and also the idea to implement the external storage from scratch, perfectly fitting Samson needs.</text:p>
      <text:p text:style-name="Text_20_body">This latter plan was soon rejected because of the huge effort it would take to implement such a project.</text:p>
      <text:p text:style-name="Text_20_body">Finally the decision has fallen on using MongoDB, as it is a distributed and fail-safe solution.</text:p>
      <text:p text:style-name="Text_20_body">The fact that recent clients push for MongoDB has influenced in this decision.</text:p>
      <text:list xml:id="list1666348055" text:continue-numbering="true" text:style-name="Numbering_20_1">
        <text:list-item>
          <text:h text:style-name="P18" text:outline-level="1"><text:s/>MongoDB</text:h>
        </text:list-item>
      </text:list>
      <text:p text:style-name="Text_20_body">MongoDB is a scalable, high-performance, open source, document-oriented (NoSQL) database, implemented in C++. It manages collections of BSON documents that can be nested in complex hierarchies and still be easy to query and index, which allows many applications to store data in a natural way that matches their native data types and structures.</text:p>
      <text:list xml:id="list555713445" text:continue-numbering="true" text:style-name="Numbering_20_1">
        <text:list-item>
          <text:list>
            <text:list-item>
              <text:h text:style-name="P13" text:outline-level="2"><text:s/><text:span text:style-name="T2">Executables</text:span> </text:h>
            </text:list-item>
          </text:list>
        </text:list-item>
      </text:list>
      <text:p text:style-name="Text_20_body">MongoDB comes with lots of components and utilities, the most important components being:</text:p>
      <text:list xml:id="list1636497465" text:style-name="List_20_1">
        <text:list-item>
          <text:p text:style-name="P10"><text:s/>mongod <text:s text:c="4"/>The database process.</text:p>
        </text:list-item>
        <text:list-item>
          <text:p text:style-name="P10"><text:s/>mongos <text:s text:c="4"/>Sharding controller.</text:p>
        </text:list-item>
        <text:list-item>
          <text:p text:style-name="P10"><text:s/>mongo <text:s text:c="5"/>The database shell (uses interactive JavaScript).</text:p>
        </text:list-item>
      </text:list>
      <text:p text:style-name="Text_20_body"/>
      <text:p text:style-name="Text_20_body"><text:s/>Using these three components, any MongoDB configuration can be setup and tested.</text:p>
      <text:list xml:id="list1913717591" text:continue-list="list555713445" text:style-name="Numbering_20_1">
        <text:list-item>
          <text:list>
            <text:list-item>
              <text:h text:style-name="P14" text:outline-level="2">A <text:span text:style-name="T2">Simple</text:span> <text:span text:style-name="T3">MongoDB</text:span> Setup</text:h>
            </text:list-item>
          </text:list>
        </text:list-item>
      </text:list>
      <text:p text:style-name="Text_20_body">The first tests were performed using one single MongoDB server. This is a very simple setup and all that is needed is to execute a 'mongod' process in the machine supposed to serve the data base.</text:p>
      <text:p text:style-name="Text_20_body">Apart from MongoDB, a simple test program, especially implemented for this test was used. This test program is able to run in two different modes, either inserting data to a collection in a database of MongoDB, or querying the database.</text:p>
      <text:p text:style-name="Text_20_body">To run a single server database:</text:p>
      <text:p text:style-name="P2">$ mkdir /data/db <text:s/># create the directory where the data is to be stored - configurable, of course ...</text:p>
      <text:p text:style-name="P2">$ ./mongod</text:p>
      <text:p text:style-name="Text_20_body"/>
      <text:p text:style-name="Text_20_body">The mongo JavaScript shell connects to localhost and test database by default:</text:p>
      <text:p text:style-name="P2">$ ./mongo</text:p>
      <text:p text:style-name="P2">&gt; help</text:p>
      <text:p text:style-name="P11">The test program, to exercise MongoDB is executed in two instances, one for inserting data and the other to send queries to MongoDB.</text:p>
      <text:list xml:id="list110475179" text:continue-numbering="true" text:style-name="Numbering_20_1">
        <text:list-item>
          <text:list>
            <text:list-item>
              <text:h text:style-name="P15" text:outline-level="2"><text:span text:style-name="T5">Redundancy</text:span><text:span text:style-name="T4"> </text:span><text:span text:style-name="T6">and Fail-over</text:span></text:h>
            </text:list-item>
          </text:list>
        </text:list-item>
      </text:list>
      <text:p text:style-name="Text_20_body">In order to protect the MongoDB data against node failure, any number of secondary 'mongod' processes can be used,standing by to take over the execution in case the primary 'mongod' process fails. In MongoDB this concept is referred to as 'Replica Sets'. Each of these secondary processes should of course be running in separate computers, and this naturally adds to the total cost of the platform. Depending on how important the data is, it is normally enough to have a single backup node, accompanied by an arbiter, which doesn't need a separate machine. Various arbiters can run on a single <text:soft-page-break/>server. Arbiters are nodes in a replica set that only participate in elections: they don't have a copy of the data and will never become the primary node (or even a readable secondary). They are mainly useful for breaking ties during elections (e.g. if a set only has two members).</text:p>
      <text:list xml:id="list799522254" text:continue-numbering="true" text:style-name="Numbering_20_1">
        <text:list-item>
          <text:list>
            <text:list-item>
              <text:h text:style-name="Heading_20_2" text:outline-level="2">Indexes</text:h>
            </text:list-item>
          </text:list>
        </text:list-item>
      </text:list>
      <text:p text:style-name="Text_20_body">Indexes enhance query performance, often dramatically. Indexes in MongoDB are conceptually similar to those in RDBMSes like MySQL. The selection of the field/fields for the indexation is very important, making sure the fields to be used in the most common queries are a part of the index key.</text:p>
      <text:list xml:id="list1974026998" text:continue-numbering="true" text:style-name="Numbering_20_1">
        <text:list-item>
          <text:list>
            <text:list-item>
              <text:h text:style-name="Heading_20_2" text:outline-level="2">Sharding</text:h>
            </text:list-item>
          </text:list>
        </text:list-item>
      </text:list>
      <text:p text:style-name="Text_20_body">To increase MongoDB performance, a collection can be distributed among various nodes (computers). This concept has received the name <text:span text:style-name="T1">sharding</text:span> and has the advantage that inserts and queries are distributed over a number of nodes and are thus faster.</text:p>
      <text:list xml:id="list1323685880" text:continue-numbering="true" text:style-name="Numbering_20_1">
        <text:list-item>
          <text:list>
            <text:list-item>
              <text:h text:style-name="Heading_20_2" text:outline-level="2">Sharded MongoDB Setup Example</text:h>
            </text:list-item>
          </text:list>
        </text:list-item>
      </text:list>
      <text:p text:style-name="Text_20_body">The second, more complete test of MongoDB performance were performed using the Samson platform, including the MongoDB module implemented for the Passive Location Pilot.</text:p>
      <text:p text:style-name="Text_20_body">For the MongoDB setup, four computers were used, forming a sharded cluster while another four computers were running the Samson platform. In a fifth computer, the necessary Samson tools was executed to initiate the tests:</text:p>
      <text:list xml:id="list1195007187" text:continue-list="list1636497465" text:style-name="List_20_1">
        <text:list-item>
          <text:p text:style-name="P10">delilah<text:tab/><text:tab/><text:tab/><text:tab/>the Samson console</text:p>
        </text:list-item>
        <text:list-item>
          <text:p text:style-name="P10">passiveLocationPush<text:tab/><text:tab/>a tool to inject fake but syntactically correct data to the pilot </text:p>
        </text:list-item>
      </text:list>
      <text:p text:style-name="Text_20_body"/>
      <text:p text:style-name="Text_20_body">The details of this setup is beyond the scope of this document.</text:p>
      <text:list xml:id="list1518043806" text:continue-list="list1323685880" text:style-name="Numbering_20_1">
        <text:list-item>
          <text:h text:style-name="P18" text:outline-level="1"><text:s/>Samson</text:h>
        </text:list-item>
      </text:list>
      <text:p text:style-name="P3">Samson is a modular platform able to execute third-party modules as a part of the platform. These modules are compiled as separate shared libraries and Samson links to them in run-time. This mechanism has been used to implement Samson modules that connect Samson with MongoDB in a seamless manner.</text:p>
      <text:p text:style-name="P3">The idea with these Samson-MongoDB modules is to not include any MongoDB administration into Samson, but merely use the databases and collections that a Samson-user inputs as parameters to the platform. All MongoDB administration and decision, such as use shards, will be done outside of Samson, using standard MongoDB tools.</text:p>
      <text:list xml:id="list1676950549" text:continue-numbering="true" text:style-name="Numbering_20_1">
        <text:list-item>
          <text:list>
            <text:list-item>
              <text:h text:style-name="Heading_20_2" text:outline-level="2">Samson modules to extend functionality</text:h>
              <text:list>
                <text:list-item>
                  <text:h text:style-name="P19" text:outline-level="3">XML parser for Arcanum input data</text:h>
                </text:list-item>
                <text:list-item>
                  <text:h text:style-name="P19" text:outline-level="3">MongoDB connection</text:h>
                </text:list-item>
              </text:list>
            </text:list-item>
          </text:list>
        </text:list-item>
        <text:list-item>
          <text:h text:style-name="P18" text:outline-level="1"><text:s/>Passive Location Pilot</text:h>
          <text:list>
            <text:list-item>
              <text:h text:style-name="Heading_20_2" text:outline-level="2">MongoDB Setup</text:h>
            </text:list-item>
          </text:list>
        </text:list-item>
      </text:list>
      <text:p text:style-name="Text_20_body">For the Passive Location pilot, eight nodes will be used for the MongoDB cluster.</text:p>
      <text:p text:style-name="Text_20_body">There are two collections for the pilot:</text:p>
      <text:list xml:id="list1046162433" text:continue-list="list1195007187" text:style-name="List_20_1">
        <text:list-item>
          <text:p text:style-name="P10">History<text:tab/><text:tab/><text:tab/>all the incoming records</text:p>
        </text:list-item>
        <text:list-item>
          <text:p text:style-name="P10">Last Known Location<text:tab/><text:tab/>only the latest record for each user</text:p>
        </text:list-item>
      </text:list>
      <text:p text:style-name="Text_20_body">The most queried collection will without doubt be the 'Last Known Location' for the users and it makes sense to separate this database to a separate Mongo cluster. Also, as this data is just a subset of the 'History' collection, there is no need to replicate it.</text:p>
      <text:p text:style-name="Text_20_body">In case replicated MongoDB servers are wanted, to assure no loss of data, a sharded cluster of three backed-up nodes would be used for the 'History' database (six nodes) and the remaining two nodes would be used as a sharded cluster for the 'Last Known Location' database.</text:p>
      <text:p text:style-name="Text_20_body">If replication isn't needed, all six nodes would be used for the 'History' database.</text:p>
      <text:p text:style-name="Text_20_body">The above statement should be considered a recommendation (or, a hunch …) and extensive testing would be needed to find the optimal configuration.</text:p>
      <text:p text:style-name="Text_20_body"/>
      <text:p text:style-name="Text_20_body">The Samson cluster will run in five nodes.</text:p>
      <text:p text:style-name="Text_20_body"/>
      <text:p text:style-name="Text_20_body"/>
      <text:list xml:id="list2140037065" text:continue-list="list1676950549" text:style-name="Numbering_20_1">
        <text:list-item>
          <text:list>
            <text:list-item>
              <text:h text:style-name="Heading_20_2" text:outline-level="2">Samson setup</text:h>
            </text:list-item>
            <text:list-item>
              <text:h text:style-name="Heading_20_2" text:outline-level="2">Arcanum input for Samson</text:h>
            </text:list-item>
            <text:list-item>
              <text:h text:style-name="Heading_20_2" text:outline-level="2">Expected outcome</text:h>
            </text:list-item>
          </text:list>
        </text:list-item>
        <text:list-item>
          <text:h text:style-name="P18" text:outline-level="1"><text:s/>Test Results</text:h>
        </text:list-item>
      </text:list>
      <text:p text:style-name="Text_20_body">Two different setups has been used to extract sufficient test results for this 'proof-of-concept':</text:p>
      <text:list xml:id="list1111319956" text:style-name="L1">
        <text:list-item>
          <text:p text:style-name="P12">One simple setup with only one MongoDB node, used with an external tool to upload data to MongoDB and to at the same time querying that same collection. The idea behind this simple test is to verify how much load a single (non-sharded) MongoDB node is able to cope with, at the same time as querying is performed against that collection. This may not be 100% relevant as main part of the queries will be against the database/collection that contains only the 'last known location' of each of the users in the pilot. However, the test gives us an initial idea on how many shards we will need to cope with 40000 KVs/s and 100 qps.</text:p>
        </text:list-item>
        <text:list-item>
          <text:p text:style-name="P12">The second setup is as close to the real pilot setup as possible - four Samson nodes and four MongoDB nodes and all data uploads are executed using the Samson-MongoDB module implemented for the passive location pilot. The MongoDB secondary nodes aren't even started, and we must bear in mind that the replication of the data will slow down the entire system.</text:p>
        </text:list-item>
      </text:list>
      <text:p text:style-name="Text_20_body"/>
      <text:list xml:id="list269725981" text:continue-list="list2140037065" text:style-name="Numbering_20_1">
        <text:list-item>
          <text:list>
            <text:list-item>
              <text:h text:style-name="Heading_20_2" text:outline-level="2">A first insert and lookup stress test in a single MongoDB node</text:h>
            </text:list-item>
          </text:list>
        </text:list-item>
      </text:list>
      <text:p text:style-name="P4">The throughput tests were performed using the simple setup, with a single 'mongod' process. We're assuming that each shard will add more or less this same throughput.</text:p>
      <text:p text:style-name="P4">The table below describes the number of queries per second at different insertion rates and starting with different sizes of the collection that is at the same time both inserted into and queried.</text:p>
      <text:p text:style-name="P4">For the first row of the table, the collection was first injected with 207 million key-value pairs and without any simultaneous inserts, a throughput of 56 queries per second was achieved. When injecting 40 new key-values per second, the responsiveness surprisingly went up to 58 queries per second. However, 40 queries per second is not very much and this strange result is probably just fluctuations ...</text:p>
      <text:p text:style-name="P8">Table 1. Test Results For Simple Setup</text:p>
      <table:table table:name="TestResultsOfSimpleSetup" table:style-name="TestResultsOfSimpleSetup">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J"/>
        <table:table-header-rows>
          <table:table-row>
            <table:table-cell table:style-name="TestResultsOfSimpleSetup.A1" office:value-type="string">
              <text:p text:style-name="Table_20_Heading">rate</text:p>
            </table:table-cell>
            <table:table-cell table:style-name="TestResultsOfSimpleSetup.B1" table:number-rows-spanned="2" office:value-type="float" office:value="0">
              <text:p text:style-name="Table_20_Heading">0</text:p>
            </table:table-cell>
            <table:table-cell table:style-name="TestResultsOfSimpleSetup.B1" table:number-rows-spanned="2" office:value-type="float" office:value="40">
              <text:p text:style-name="Table_20_Heading">40</text:p>
            </table:table-cell>
            <table:table-cell table:style-name="TestResultsOfSimpleSetup.B1" table:number-rows-spanned="2" office:value-type="float" office:value="80">
              <text:p text:style-name="Table_20_Heading">80</text:p>
            </table:table-cell>
            <table:table-cell table:style-name="TestResultsOfSimpleSetup.B1" table:number-rows-spanned="2" office:value-type="float" office:value="200">
              <text:p text:style-name="Table_20_Heading">200</text:p>
            </table:table-cell>
            <table:table-cell table:style-name="TestResultsOfSimpleSetup.B1" table:number-rows-spanned="2" office:value-type="float" office:value="400">
              <text:p text:style-name="Table_20_Heading">400</text:p>
            </table:table-cell>
            <table:table-cell table:style-name="TestResultsOfSimpleSetup.B1" table:number-rows-spanned="2" office:value-type="float" office:value="800">
              <text:p text:style-name="Table_20_Heading">800</text:p>
            </table:table-cell>
            <table:table-cell table:style-name="TestResultsOfSimpleSetup.B1" table:number-rows-spanned="2" office:value-type="float" office:value="4000">
              <text:p text:style-name="Table_20_Heading">4000</text:p>
            </table:table-cell>
            <table:table-cell table:style-name="TestResultsOfSimpleSetup.B1" table:number-rows-spanned="2" office:value-type="float" office:value="8000">
              <text:p text:style-name="Table_20_Heading">8000</text:p>
            </table:table-cell>
            <table:table-cell table:style-name="TestResultsOfSimpleSetup.J1" table:number-rows-spanned="2" office:value-type="float" office:value="16000">
              <text:p text:style-name="Table_20_Heading">16000</text:p>
            </table:table-cell>
          </table:table-row>
        </table:table-header-rows>
        <table:table-row>
          <table:table-cell table:style-name="TestResultsOfSimpleSetup.A2" office:value-type="string">
            <text:p text:style-name="Table_20_Heading">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estResultsOfSimpleSetup.A2" office:value-type="string">
            <text:p text:style-name="Table_20_Contents">207M</text:p>
          </table:table-cell>
          <table:table-cell table:style-name="TestResultsOfSimpleSetup.B3" office:value-type="float" office:value="56">
            <text:p text:style-name="P5">56</text:p>
          </table:table-cell>
          <table:table-cell table:style-name="TestResultsOfSimpleSetup.B3" office:value-type="float" office:value="58">
            <text:p text:style-name="P5">58</text:p>
          </table:table-cell>
          <table:table-cell table:style-name="TestResultsOfSimpleSetup.B3" office:value-type="float" office:value="64">
            <text:p text:style-name="P5">64</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X</text:p>
          </table:table-cell>
          <table:table-cell table:style-name="TestResultsOfSimpleSetup.J3" office:value-type="string">
            <text:p text:style-name="P5">X</text:p>
          </table:table-cell>
        </table:table-row>
        <table:table-row>
          <table:table-cell table:style-name="TestResultsOfSimpleSetup.A2" office:value-type="string">
            <text:p text:style-name="Table_20_Contents">103M</text:p>
          </table:table-cell>
          <table:table-cell table:style-name="TestResultsOfSimpleSetup.B3" office:value-type="float" office:value="2790">
            <text:p text:style-name="P5">2790</text:p>
          </table:table-cell>
          <table:table-cell table:style-name="TestResultsOfSimpleSetup.B3" office:value-type="float" office:value="2760">
            <text:p text:style-name="P5">2760</text:p>
          </table:table-cell>
          <table:table-cell table:style-name="TestResultsOfSimpleSetup.B3" office:value-type="float" office:value="2750">
            <text:p text:style-name="P5">2750</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text:p>
          </table:table-cell>
          <table:table-cell table:style-name="TestResultsOfSimpleSetup.E3" office:value-type="string">
            <text:p text:style-name="P5">X</text:p>
          </table:table-cell>
          <table:table-cell table:style-name="TestResultsOfSimpleSetup.J3" office:value-type="string">
            <text:p text:style-name="P5">X</text:p>
          </table:table-cell>
        </table:table-row>
        <table:table-row>
          <table:table-cell table:style-name="TestResultsOfSimpleSetup.A2" office:value-type="string">
            <text:p text:style-name="Table_20_Contents">69M</text:p>
          </table:table-cell>
          <table:table-cell table:style-name="TestResultsOfSimpleSetup.B3" office:value-type="float" office:value="2900">
            <text:p text:style-name="P5">2900</text:p>
          </table:table-cell>
          <table:table-cell table:style-name="TestResultsOfSimpleSetup.B3" office:value-type="float" office:value="2900">
            <text:p text:style-name="P5">2900</text:p>
          </table:table-cell>
          <table:table-cell table:style-name="TestResultsOfSimpleSetup.B3" office:value-type="float" office:value="3000">
            <text:p text:style-name="P5">3000</text:p>
          </table:table-cell>
          <table:table-cell table:style-name="TestResultsOfSimpleSetup.B3" office:value-type="float" office:value="2800">
            <text:p text:style-name="P5">2800</text:p>
          </table:table-cell>
          <table:table-cell table:style-name="TestResultsOfSimpleSetup.B3" office:value-type="float" office:value="1900">
            <text:p text:style-name="P5">1900</text:p>
          </table:table-cell>
          <table:table-cell table:style-name="TestResultsOfSimpleSetup.B3" office:value-type="float" office:value="1450">
            <text:p text:style-name="P5">1450</text:p>
          </table:table-cell>
          <table:table-cell table:style-name="TestResultsOfSimpleSetup.B3" office:value-type="float" office:value="1050">
            <text:p text:style-name="P5">1050</text:p>
          </table:table-cell>
          <table:table-cell table:style-name="TestResultsOfSimpleSetup.E3" office:value-type="string">
            <text:p text:style-name="P5">X</text:p>
          </table:table-cell>
          <table:table-cell table:style-name="TestResultsOfSimpleSetup.J3" office:value-type="string">
            <text:p text:style-name="P5">X</text:p>
          </table:table-cell>
        </table:table-row>
        <table:table-row>
          <table:table-cell table:style-name="TestResultsOfSimpleSetup.A2" office:value-type="string">
            <text:p text:style-name="Table_20_Contents">52M</text:p>
          </table:table-cell>
          <table:table-cell table:style-name="TestResultsOfSimpleSetup.B3" office:value-type="float" office:value="3200">
            <text:p text:style-name="P5">3200</text:p>
          </table:table-cell>
          <table:table-cell table:style-name="TestResultsOfSimpleSetup.B3" office:value-type="float" office:value="3000">
            <text:p text:style-name="P5">3000</text:p>
          </table:table-cell>
          <table:table-cell table:style-name="TestResultsOfSimpleSetup.B3" office:value-type="float" office:value="2900">
            <text:p text:style-name="P5">2900</text:p>
          </table:table-cell>
          <table:table-cell table:style-name="TestResultsOfSimpleSetup.B3" office:value-type="float" office:value="2900">
            <text:p text:style-name="P5">2900</text:p>
          </table:table-cell>
          <table:table-cell table:style-name="TestResultsOfSimpleSetup.B3" office:value-type="float" office:value="2700">
            <text:p text:style-name="P5">2700</text:p>
          </table:table-cell>
          <table:table-cell table:style-name="TestResultsOfSimpleSetup.B3" office:value-type="float" office:value="2700">
            <text:p text:style-name="P5">2700</text:p>
          </table:table-cell>
          <table:table-cell table:style-name="TestResultsOfSimpleSetup.B3" office:value-type="float" office:value="1500">
            <text:p text:style-name="P5">1500</text:p>
          </table:table-cell>
          <table:table-cell table:style-name="TestResultsOfSimpleSetup.E3" office:value-type="string">
            <text:p text:style-name="P5">X</text:p>
          </table:table-cell>
          <table:table-cell table:style-name="TestResultsOfSimpleSetup.J3" office:value-type="string">
            <text:p text:style-name="P5">X</text:p>
          </table:table-cell>
        </table:table-row>
        <table:table-row>
          <table:table-cell table:style-name="TestResultsOfSimpleSetup.A2" office:value-type="string">
            <text:p text:style-name="Table_20_Contents">41M</text:p>
          </table:table-cell>
          <table:table-cell table:style-name="TestResultsOfSimpleSetup.B3" office:value-type="float" office:value="3000">
            <text:p text:style-name="P5">3000</text:p>
          </table:table-cell>
          <table:table-cell table:style-name="TestResultsOfSimpleSetup.B3" office:value-type="float" office:value="3000">
            <text:p text:style-name="P5">3000</text:p>
          </table:table-cell>
          <table:table-cell table:style-name="TestResultsOfSimpleSetup.B3" office:value-type="float" office:value="2900">
            <text:p text:style-name="P5">2900</text:p>
          </table:table-cell>
          <table:table-cell table:style-name="TestResultsOfSimpleSetup.B3" office:value-type="float" office:value="3000">
            <text:p text:style-name="P5">3000</text:p>
          </table:table-cell>
          <table:table-cell table:style-name="TestResultsOfSimpleSetup.B3" office:value-type="float" office:value="3150">
            <text:p text:style-name="P5">3150</text:p>
          </table:table-cell>
          <table:table-cell table:style-name="TestResultsOfSimpleSetup.B3" office:value-type="float" office:value="3150">
            <text:p text:style-name="P5">3150</text:p>
          </table:table-cell>
          <table:table-cell table:style-name="TestResultsOfSimpleSetup.B3" office:value-type="float" office:value="2950">
            <text:p text:style-name="P5">2950</text:p>
          </table:table-cell>
          <table:table-cell table:style-name="TestResultsOfSimpleSetup.B3" office:value-type="float" office:value="2700">
            <text:p text:style-name="P5">2700</text:p>
          </table:table-cell>
          <table:table-cell table:style-name="TestResultsOfSimpleSetup.J7" office:value-type="float" office:value="1700">
            <text:p text:style-name="P5">1700</text:p>
          </table:table-cell>
        </table:table-row>
        <table:table-row>
          <table:table-cell table:style-name="TestResultsOfSimpleSetup.A2" office:value-type="string">
            <text:p text:style-name="Table_20_Contents">21M</text:p>
          </table:table-cell>
          <table:table-cell table:style-name="TestResultsOfSimpleSetup.B3" office:value-type="float" office:value="3000">
            <text:p text:style-name="P5">3000</text:p>
          </table:table-cell>
          <table:table-cell table:style-name="TestResultsOfSimpleSetup.B3" office:value-type="float" office:value="3050">
            <text:p text:style-name="P5">3050</text:p>
          </table:table-cell>
          <table:table-cell table:style-name="TestResultsOfSimpleSetup.B3" office:value-type="float" office:value="3150">
            <text:p text:style-name="P5">3150</text:p>
          </table:table-cell>
          <table:table-cell table:style-name="TestResultsOfSimpleSetup.B3" office:value-type="float" office:value="3150">
            <text:p text:style-name="P5">3150</text:p>
          </table:table-cell>
          <table:table-cell table:style-name="TestResultsOfSimpleSetup.B3" office:value-type="float" office:value="2950">
            <text:p text:style-name="P5">2950</text:p>
          </table:table-cell>
          <table:table-cell table:style-name="TestResultsOfSimpleSetup.B3" office:value-type="float" office:value="3000">
            <text:p text:style-name="P5">3000</text:p>
          </table:table-cell>
          <table:table-cell table:style-name="TestResultsOfSimpleSetup.B3" office:value-type="float" office:value="2800">
            <text:p text:style-name="P5">2800</text:p>
          </table:table-cell>
          <table:table-cell table:style-name="TestResultsOfSimpleSetup.B3" office:value-type="float" office:value="2500">
            <text:p text:style-name="P5">2500</text:p>
          </table:table-cell>
          <table:table-cell table:style-name="TestResultsOfSimpleSetup.J7" office:value-type="float" office:value="2250">
            <text:p text:style-name="P5">2250</text:p>
          </table:table-cell>
        </table:table-row>
        <table:table-row>
          <table:table-cell table:style-name="TestResultsOfSimpleSetup.A2" office:value-type="string">
            <text:p text:style-name="Table_20_Contents">10M</text:p>
          </table:table-cell>
          <table:table-cell table:style-name="TestResultsOfSimpleSetup.B3" office:value-type="float" office:value="3000">
            <text:p text:style-name="P5">3000</text:p>
          </table:table-cell>
          <table:table-cell table:style-name="TestResultsOfSimpleSetup.B3" office:value-type="float" office:value="3050">
            <text:p text:style-name="P5">3050</text:p>
          </table:table-cell>
          <table:table-cell table:style-name="TestResultsOfSimpleSetup.B3" office:value-type="float" office:value="3050">
            <text:p text:style-name="P5">3050</text:p>
          </table:table-cell>
          <table:table-cell table:style-name="TestResultsOfSimpleSetup.B3" office:value-type="float" office:value="3050">
            <text:p text:style-name="P5">3050</text:p>
          </table:table-cell>
          <table:table-cell table:style-name="TestResultsOfSimpleSetup.B3" office:value-type="float" office:value="3100">
            <text:p text:style-name="P5">3100</text:p>
          </table:table-cell>
          <table:table-cell table:style-name="TestResultsOfSimpleSetup.B3" office:value-type="float" office:value="3150">
            <text:p text:style-name="P5">3150</text:p>
          </table:table-cell>
          <table:table-cell table:style-name="TestResultsOfSimpleSetup.B3" office:value-type="float" office:value="3000">
            <text:p text:style-name="P5">3000</text:p>
          </table:table-cell>
          <table:table-cell table:style-name="TestResultsOfSimpleSetup.B3" office:value-type="float" office:value="2850">
            <text:p text:style-name="P5">2850</text:p>
          </table:table-cell>
          <table:table-cell table:style-name="TestResultsOfSimpleSetup.J7" office:value-type="float" office:value="2100">
            <text:p text:style-name="P5">2100</text:p>
          </table:table-cell>
        </table:table-row>
        <table:table-row>
          <table:table-cell table:style-name="TestResultsOfSimpleSetup.A2" office:value-type="string">
            <text:p text:style-name="Table_20_Contents">2M</text:p>
          </table:table-cell>
          <table:table-cell table:style-name="TestResultsOfSimpleSetup.B3" office:value-type="float" office:value="3150">
            <text:p text:style-name="P5">3150</text:p>
          </table:table-cell>
          <table:table-cell table:style-name="TestResultsOfSimpleSetup.B3" office:value-type="float" office:value="3150">
            <text:p text:style-name="P5">3150</text:p>
          </table:table-cell>
          <table:table-cell table:style-name="TestResultsOfSimpleSetup.B3" office:value-type="float" office:value="3180">
            <text:p text:style-name="P5">3180</text:p>
          </table:table-cell>
          <table:table-cell table:style-name="TestResultsOfSimpleSetup.B3" office:value-type="float" office:value="3100">
            <text:p text:style-name="P5">3100</text:p>
          </table:table-cell>
          <table:table-cell table:style-name="TestResultsOfSimpleSetup.B3" office:value-type="float" office:value="3050">
            <text:p text:style-name="P5">3050</text:p>
          </table:table-cell>
          <table:table-cell table:style-name="TestResultsOfSimpleSetup.B3" office:value-type="float" office:value="3125">
            <text:p text:style-name="P5">3125</text:p>
          </table:table-cell>
          <table:table-cell table:style-name="TestResultsOfSimpleSetup.B3" office:value-type="float" office:value="2900">
            <text:p text:style-name="P5">2900</text:p>
          </table:table-cell>
          <table:table-cell table:style-name="TestResultsOfSimpleSetup.B3" office:value-type="float" office:value="2750">
            <text:p text:style-name="P5">2750</text:p>
          </table:table-cell>
          <table:table-cell table:style-name="TestResultsOfSimpleSetup.J7" office:value-type="float" office:value="2400">
            <text:p text:style-name="P5">2400</text:p>
          </table:table-cell>
        </table:table-row>
      </table:table>
      <text:p text:style-name="P4"><text:soft-page-break/>The initial value of 207 million key values is taken from the total number of key-values that the database would contain after storing 40 events per second, eight hours a day, during six months:</text:p>
      <text:p text:style-name="P4">40 eps * 3600 secs * 8 hours * 30 days * 6 months <text:s/>== 207 million key-value pairs</text:p>
      <text:p text:style-name="P4">We have found a maximum throughput of a little more than 3000 queries per second, and this depends on the round-trip time of a TCP/IP message. In order to do a query, a message is sent to the mongod process and the response is waited for. 3000 queries per second implies that one query takes around 0.3 milliseconds and that's about as good as it gets, with Gigabit Ethernet, which is what was used during these tests.</text:p>
      <text:list xml:id="list140804390" text:continue-numbering="true" text:style-name="Numbering_20_1">
        <text:list-item>
          <text:list>
            <text:list-item>
              <text:h text:style-name="Heading_20_2" text:outline-level="2">Test results for Samson/MongoDB integration</text:h>
            </text:list-item>
          </text:list>
        </text:list-item>
      </text:list>
      <text:p text:style-name="Text_20_body">This test setup includes four nodes running a Samson cluster, and another four nodes running a MongoDB cluster. Using the Samson utility <text:span text:style-name="T1">passiveLocationPush</text:span>, pushing 10000 key-values to the Samson platform, working in streaming mode, the (fake) records are inserted and the Samson platform is without any load worth mentioning.</text:p>
      <text:p text:style-name="Text_20_body"/>
      <text:p text:style-name="Text_20_body">Testing with a 'whopping' 80000 key-values per second for inserts, the Samson load goes up to 16 used cores (ALL cores) but</text:p>
      <text:p text:style-name="Text_20_body">still, all data is perfectly inserted and no records are lost.</text:p>
      <text:p text:style-name="Text_20_body"/>
      <text:p text:style-name="Text_20_body">Now, executing an external tool to query the database, we get results of X queries per second.</text:p>
      <text:p text:style-name="Text_20_body"/>
      <text:p text:style-name="Text_20_body"><text:s text:c="4"/>40 KVs<text:tab/>=&gt;<text:tab/>X qps</text:p>
      <text:p text:style-name="Text_20_body"><text:s text:c="2"/>1000 KVs<text:tab/>=&gt;<text:tab/>X qps</text:p>
      <text:p text:style-name="Text_20_body"><text:s text:c="2"/>4000 KVs<text:tab/>=&gt;<text:tab/>X qps</text:p>
      <text:p text:style-name="Text_20_body"><text:s/>10000 KVs<text:tab/>=&gt;<text:tab/>X qps</text:p>
      <text:p text:style-name="Text_20_body"><text:s/>20000 KVs<text:tab/>=&gt;<text:tab/>X qps</text:p>
      <text:p text:style-name="Text_20_body"><text:s/>40000 KVs<text:tab/>=&gt;<text:tab/>X qps</text:p>
      <text:p text:style-name="Text_20_body"><text:s/>80000 KVs<text:tab/>=&gt;<text:tab/>X qps</text:p>
      <text:p text:style-name="Text_20_body">160000 KVs<text:tab/>=&gt;<text:tab/>X qps</text:p>
      <text:list xml:id="list1809853957" text:continue-numbering="true" text:style-name="Numbering_20_1">
        <text:list-item>
          <text:h text:style-name="P18" text:outline-level="1"><text:s/>Conclusions</text:h>
        </text:list-item>
      </text:list>
      <text:p text:style-name="Text_20_body">A setup consisting of four Samson nodes and eight MongoDB nodes (half of the MongoDB nodes running as secondary MongoDB servers for redundancy) the entire platform is easily able to store 40000 KVs/s and simultaneously respond to 100 queries per second (on the last know location database). When querying the history database collection, we reach XXX qps.</text:p>
      <text:p text:style-name="Text_20_body"/>
      <text:list xml:id="list1845126028" text:continue-numbering="true" text:style-name="Numbering_20_1">
        <text:list-item>
          <text:h text:style-name="P18" text:outline-level="1"><text:s/>Remarks</text:h>
        </text:list-item>
      </text:list>
      <text:list xml:id="list1915919670" text:continue-list="list1046162433" text:style-name="List_20_1">
        <text:list-item>
          <text:p text:style-name="P10">Journaling will not be used.<text:line-break/>Journaling cannot be used (around ten times slower!). If redundancy is needed, another node should be used: REPLICA SETS (primary/secondary). For this, an extra machine is needed per shard ... But also, this gives complete redundancy and availability. Tests should be performed putting the journal on a separate hard drive. According to the nice people at 10gen, this slowdown we've seen is far from normal ...</text:p>
        </text:list-item>
        <text:list-item>
          <text:p text:style-name="P10">Sharding will be used.</text:p>
          <text:p text:style-name="P10">We will not have enough with just ONE machine for MongoDB. Sharding is supposedly buggy (at least in MongoDB release 1.8) but we need to try it out ... I have the list from Theo about what kind of bugs he encountered with sharding (with MongoDB 1.8).</text:p>
        </text:list-item>
        <text:list-item>
          <text:p text:style-name="P10">Collections will be split month by month or in even smaller chunks.</text:p>
          <text:p text:style-name="P10">The smaller the collections are, the faster searches we will have ...</text:p>
        </text:list-item>
        <text:list-item>
          <text:p text:style-name="P10">Found a roof of around 3000 queries per second.</text:p>
          <text:p text:style-name="P10">After consulting with Mattias of 10gen, I'm pretty sure this is simply the network latency. Tests should be done querying from localhost to make sure ...</text:p>
        </text:list-item>
        <text:list-item>
          <text:p text:style-name="P10">Avoid having collections bigger than 50M records (7.5 Gigabytes on disk)</text:p>
        </text:list-item>
        <text:list-item>
          <text:p text:style-name="P10">Indexing makes the insert time almost 100% slower.</text:p>
          <text:p text:style-name="P10">But, searches are impossible without indexes, so indexing must be used. If the index is kept on a separate (and faster) disk, there is lots of throughput to 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_20_1" style:next-style-name="Text_20_body" style:auto-update="true" style:default-outline-level="2" style:list-style-name="Numbering_20_1"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Arial1" fo:font-size="14pt" style:font-size-asian="12.25pt" style:font-size-complex="14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5"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09:39:24</meta:creation-date>
    <dc:date>2011-11-04T15:04:34</dc:date>
    <meta:editing-duration>PT17H36M1S</meta:editing-duration>
    <meta:editing-cycles>19</meta:editing-cycles>
    <meta:generator>LibreOffice/3.3$Unix LibreOffice_project/330m19$Build-401</meta:generator>
    <dc:creator>Ken Zangelin</dc:creator>
    <meta:document-statistic meta:table-count="1" meta:image-count="0" meta:object-count="0" meta:page-count="10" meta:paragraph-count="217" meta:word-count="2162" meta:character-count="12411"/>
  </office:meta>
</office:document-meta>
</file>